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f1b44" officeooo:paragraph-rsid="000f1b44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officeooo:rsid="000f1b44" officeooo:paragraph-rsid="000f1b44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0fc10a" officeooo:paragraph-rsid="000fc10a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sitos funcionais</text:p>
      <text:p text:style-name="P2"/>
      <text:p text:style-name="P2">O suporte deve e pode visualizar a dashboard e criar tickets</text:p>
      <text:p text:style-name="P2"/>
      <text:p text:style-name="P2">Responder os tickets da dashboard e mantê-los no sistema</text:p>
      <text:p text:style-name="P2"/>
      <text:p text:style-name="P2">Abrir novas chamadas e responder as que estão abertas</text:p>
      <text:p text:style-name="P2"/>
      <text:p text:style-name="P2">Especificação do problema do cliente será compartilhada e monitorada no </text:p>
      <text:p text:style-name="P2">ambiante de suporte</text:p>
      <text:p text:style-name="P2"/>
      <text:p text:style-name="P2"/>
      <text:p text:style-name="P1">Requisitos não funcionais</text:p>
      <text:p text:style-name="P2"/>
      <text:p text:style-name="P3">Criar conta e fazer login com e-mail e senha </text:p>
      <text:p text:style-name="P3"/>
      <text:p text:style-name="P3">Definir termos de contrato e tipo de usuário do software (suporte ou cliente)</text:p>
      <text:p text:style-name="P3"/>
      <text:p text:style-name="P3">O sistema fará backup dos dados gerados a cada 1 hora</text:p>
      <text:p text:style-name="P3"/>
      <text:p text:style-name="P3">Gerenciamento de grupos para relacionamento do supor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ago </meta:initial-creator>
    <meta:creation-date>2018-09-14T12:09:15.053160392</meta:creation-date>
    <dc:date>2018-09-14T14:36:03.873618164</dc:date>
    <dc:creator>Thiago </dc:creator>
    <meta:editing-duration>PT1H55M33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11" meta:word-count="87" meta:character-count="535" meta:non-whitespace-character-count="457"/>
  </office:meta>
</office:document-meta>
</file>